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9D0000013EF0706DE0.jpg"/>
  <manifest:file-entry manifest:media-type="image/jpeg" manifest:full-path="Pictures/100000000000019200000192A250D7F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" style:master-page-name="Standard">
      <style:paragraph-properties fo:line-height="150%" fo:text-align="start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 style:list-style-name="L1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paragraph-properties fo:line-height="15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style:font-name="Courier" fo:font-weight="normal" style:font-weight-asian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ourier" fo:font-weight="normal" style:font-weight-asian="normal" style:font-weight-complex="normal"/>
    </style:style>
    <style:style style:name="T11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ourier" fo:font-style="normal" style:font-style-asian="normal" style:font-style-complex="normal"/>
    </style:style>
    <style:style style:name="T13" style:family="text">
      <style:text-properties style:font-name="ari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amen d'avaluació extraordinària M7 UF3 – Servidors web i intermediaris. </text:p>
      <text:p text:style-name="P15">Total punts : <text:s text:c="3"/>/ 66</text:p>
      <text:p text:style-name="P15">Realitzar captures de pantalla demostrant que s'ha implementat tot correctament i on es mostrin els fitxers de configuració.</text:p>
      <text:p text:style-name="P15">Enviar-les en format .zip a <text:a xlink:type="simple" xlink:href="mailto:gerard.farras@escolaarrels.com">gerard.farras@escolaarrels.com</text:a>.</text:p>
      <text:p text:style-name="P15"/>
      <text:p text:style-name="P15"><text:span text:style-name="T8">Pregunta 1.</text:span><text:span text:style-name="T9"> </text:span><text:span text:style-name="T4">(8 punts) </text:span><text:span text:style-name="T9">Configura el teu servidor web per tal que, en aquesta URL s'hi mostri un llistat de fitxers. <text:s/></text:span><text:span text:style-name="T11">http://</text:span><text:span text:style-name="T12">mywebsite.com</text:span><text:span text:style-name="T11">:8084/fileList/</text:span></text:p>
      <text:p text:style-name="P14"/>
      <text:p text:style-name="P14"/>
      <text:p text:style-name="P14"/>
      <text:p text:style-name="P13">Pregunta 2. <text:span text:style-name="T4">(10 punts) </text:span><text:span text:style-name="T6">Escriu un fitxer </text:span><text:span text:style-name="T10">htaccess</text:span><text:span text:style-name="T6"> per tal que, per entrar a la carpeta anterior, demani nom d'usuari i contrasenya i hi pugui entrar amb l'usuari “admin”, contrasenya “admin”.</text:span></text:p>
      <text:p text:style-name="P14"/>
      <text:p text:style-name="P14"/>
      <text:p text:style-name="P14"/>
      <text:p text:style-name="P14"/>
      <text:p text:style-name="P14"><text:span text:style-name="T7">Pregunta 3. </text:span><text:span text:style-name="T5">(8 punts)</text:span> Configura el teu servidor web per tal que generi fitxers de log amb la configuració següent: “Data hora de la petició – ip remota – Navegador utilitzat pel client - Codi HTTP de resposta” en un fitxer logsexamen.txt.</text:p>
      <text:p text:style-name="P14"/>
      <text:p text:style-name="P14"/>
      <text:p text:style-name="P14"><text:span text:style-name="T7">Pregunta 4</text:span>. <text:span text:style-name="T5">(0+4+4 punts) </text:span>Crea una carpeta a la unitat c:\colors\ i afegeix 4 imatges de colors diferents. Fes que aquests fitxers estiguin acce<text:span text:style-name="T13">ssibles a través d'aquesta adreça: </text:span><text:a xlink:type="simple" xlink:href="http://mywebsite.com:8082/banderes/"><text:span text:style-name="T13">http://mywebsite.com:8084/colors/</text:span></text:a><text:span text:style-name="T13">. A més, configura per tal que, si no es demana cap fitxer en concret, carregui el fitxer blau.png.</text:span></text:p>
      <text:p text:style-name="P14"/>
      <text:p text:style-name="P14"/>
      <text:p text:style-name="P14"><text:soft-page-break/><text:span text:style-name="T7">Pregunta 5</text:span> <text:span text:style-name="T5">(9 punts)</text:span>. Configura els vhosts teu servidor web per tal que mostri les pàgines web servidor.lamevaempresa.com, <text:a xlink:type="simple" xlink:href="http://www.lamevaempresa.com/">www.lamevaempresa.com</text:a> i <text:a xlink:type="simple" xlink:href="http://www.videogames.com/">www.videogames.com</text:a></text:p>
      <text:p text:style-name="P14"><text:line-break/></text:p>
      <text:p text:style-name="P14"/>
      <text:p text:style-name="P14"/>
      <text:p text:style-name="P13">Pregunta 6<text:span text:style-name="T6">. Escriu les ACL's necessàries per a realitzar les configuracions següents:</text:span></text:p>
      <text:p text:style-name="P14"/>
      <text:list xml:id="list28510210" text:style-name="L1">
        <text:list-item>
          <text:p text:style-name="P17"><text:span text:style-name="T4">(2+3+3+2 punts) </text:span><text:span text:style-name="T6">Possible navegar a TOT arreu EXCEPTE a les màquines amb ip's de Telefònica (comencen per 80.x.x.x i 83.x.x.x ), durant tot el cap de setmana i a les URL's tals que tinguin la paraula “games” o “bomb”.</text:span></text:p>
        </text:list-item>
      </text:list>
      <text:p text:style-name="P14"/>
      <text:p text:style-name="P14"/>
      <text:p text:style-name="P14"/>
      <text:p text:style-name="P14"/>
      <text:list xml:id="list28704026" text:continue-numbering="true" text:style-name="L1">
        <text:list-item>
          <text:p text:style-name="P17"><text:span text:style-name="T4">(3+2+3+2 punts) </text:span><text:span text:style-name="T6">Prohibit navegar enlloc EXCEPTE a les URL's que tinguin els subdominis .edu o .gov o a les URL's tals que continguin les paraules clau “linux”, “windows” o “examen” i a les pàgines web de l'Escola Arrels (intranet.escolaarrels.com i www.escolaarrels.com).</text:span></text:p>
        </text:list-item>
      </text:list>
      <text:p text:style-name="P14"/>
      <text:p text:style-name="P14"/>
      <text:p text:style-name="P14"/>
      <text:p text:style-name="P14"/>
      <text:p text:style-name="P14"/>
      <text:list xml:id="list28677306" text:continue-numbering="true" text:style-name="L1">
        <text:list-item>
          <text:p text:style-name="P17"><text:span text:style-name="T4">(3 punts)</text:span><text:span text:style-name="T6"> Com hauríem de modificar la configuració anterior per tal que els ordinadors de la subxarxa 192.168.5.x , poguessin navegar cap mena de restricció ?</text:span></text:p>
          <text:p text:style-name="P19"/>
        </text:list-item>
      </text:list>
      <text:p text:style-name="P14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style:keep-together="true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style:keep-together="false"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style:keep-together="false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style:keep-together="false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style:keep-together="false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style:keep-together="false"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style:keep-together="false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style:keep-together="false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style:keep-together="false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1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3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Servidors web i intermediaris</text:p></table:table-cell><table:table-cell table:style-name="Taula3.A2" office:value-type="string"><text:p text:style-name="MP4">Data: 18/06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<text:line-break/>IC10-2 M7 UF3</text:p></table:table-cell><table:table-cell table:style-name="Taula3.A2" office:value-type="string"><text:p text:style-name="MP2">Grup: IC10-2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M7 UF3 RecuperacioExtra</text:file-name></text:span><text:span text:style-name="MT2"><text:tab/>Pàgina </text:span><text:span text:style-name="MT2"><text:page-number text:select-page="current">2</text:page-number></text:span><text:span text:style-name="MT2"> de </text:span><text:span text:style-name="MT2"><text:page-count>2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402</meta:generator>
    <dc:title>TÍTOL DEL DOCUMENT (Fitxer/Propietats/Descripció)</dc:title>
    <meta:initial-creator>usuari</meta:initial-creator>
    <meta:creation-date>2006-06-15T15:14:00</meta:creation-date>
    <dc:date>2014-06-17T08:53:41.49</dc:date>
    <meta:print-date>2007-03-02T17:20:29</meta:print-date>
    <dc:language>es-ES</dc:language>
    <meta:editing-cycles>229</meta:editing-cycles>
    <meta:editing-duration>P1DT19H30M15S</meta:editing-duration>
    <meta:document-statistic meta:table-count="6" meta:image-count="5" meta:object-count="0" meta:page-count="2" meta:paragraph-count="37" meta:word-count="375" meta:character-count="2394" meta:non-whitespace-character-count="2043"/>
    <meta:user-defined meta:name="Info 1"/>
    <meta:user-defined meta:name="Info 2"/>
    <meta:user-defined meta:name="Info 3"/>
    <meta:user-defined meta:name="Info 4"/>
  </office:meta>
</office:document-meta>
</file>